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6.25cm" fo:min-width="4.7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4.288cm" fo:min-width="3.78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28cm" fo:min-width="4.178cm"/>
      <style:paragraph-properties style:writing-mode="lr-tb"/>
    </style:style>
    <style:style style:name="gr4" style:family="graphic" style:parent-style-name="standard">
      <style:graphic-properties svg:stroke-width="0.2cm" draw:marker-start-width="0.5cm" draw:marker-end="Puntas_20_de_20_flecha_20_1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2cm" draw:marker-start-width="0.5cm" draw:marker-end="Puntas_20_de_20_flecha_20_2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draw:marker-start-width="0.5cm" draw:marker-end="Puntas_20_de_20_flecha_20_3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draw:marker-start-width="0.5cm" draw:marker-end="Puntas_20_de_20_flecha_20_4" draw:marker-end-width="0.6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dee6e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25cm" svg:height="6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75cm" svg:height="5cm" svg:x="2.5cm" svg:y="3.5cm">
          <text:p text:style-name="P2"><text:span text:style-name="T1">ID_Trabajador</text:span><text:span text:style-name="T1"><text:line-break/></text:span><text:span text:style-name="T1">DNI</text:span></text:p>
          <text:p text:style-name="P2"><text:span text:style-name="T1">Nombre</text:span></text:p>
          <text:p text:style-name="P2"><text:span text:style-name="T1">Apellidos</text:span></text:p>
          <text:p text:style-name="P2"><text:span text:style-name="T1">N_Seg_Social</text:span></text:p>
          <text:p text:style-name="P2"><text:span text:style-name="T1">Fecha_Nacimiento</text:span><text:span text:style-name="T1"><text:line-break/></text:span><text:span text:style-name="T1">Teléfono</text:span><text:span text:style-name="T1"><text:line-break/></text:span><text:span text:style-name="T1">Localid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75cm" svg:height="0.75cm" svg:x="2.5cm" svg:y="2.5cm">
          <text:p text:style-name="P4">Trabajad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25cm" svg:height="6.5cm" svg:x="9.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75cm" svg:height="5cm" svg:x="9.75cm" svg:y="3.5cm">
          <text:p text:style-name="P2"><text:span text:style-name="T1">ID_Cliente</text:span></text:p>
          <text:p text:style-name="P2"><text:span text:style-name="T1">DNI</text:span></text:p>
          <text:p text:style-name="P2"><text:span text:style-name="T1">Nombre</text:span></text:p>
          <text:p text:style-name="P2"><text:span text:style-name="T1">Dirección</text:span></text:p>
          <text:p text:style-name="P2"><text:span text:style-name="T1">Localidad</text:span><text:span text:style-name="T1"><text:line-break/></text:span><text:span text:style-name="T1">Teléfo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75cm" svg:height="0.75cm" svg:x="9.75cm" svg:y="2.5cm">
          <text:p text:style-name="P4">Clien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25cm" svg:height="6.5cm" svg:x="19.1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75cm" svg:height="5cm" svg:x="19.4cm" svg:y="3.5cm">
          <text:p text:style-name="P2"><text:span text:style-name="T1">ID_Articulo</text:span></text:p>
          <text:p text:style-name="P2"><text:span text:style-name="T1">Marca</text:span></text:p>
          <text:p text:style-name="P2"><text:span text:style-name="T1">Nombre_comercial</text:span></text:p>
          <text:p text:style-name="P2"><text:span text:style-name="T1">Precio_Coste</text:span><text:span text:style-name="T1"><text:line-break/></text:span><text:span text:style-name="T1">PVP</text:span></text:p>
          <text:p text:style-name="P2"><text:span text:style-name="T1">Cantidad</text:span></text:p>
          <text:p text:style-name="P2"><text:span text:style-name="T1">Stock_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75cm" svg:height="0.75cm" svg:x="19.4cm" svg:y="2.5cm">
          <text:p text:style-name="P4">Artícul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25cm" svg:height="6.5cm" svg:x="6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75cm" svg:height="5cm" svg:x="6.25cm" svg:y="13.25cm">
          <text:p text:style-name="P2"><text:span text:style-name="T1">ID_Factura</text:span></text:p>
          <text:p text:style-name="P2"><text:span text:style-name="T1">ID_Cliente</text:span></text:p>
          <text:p text:style-name="P2"><text:span text:style-name="T1">ID_Trabajador</text:span></text:p>
          <text:p text:style-name="P2"><text:span text:style-name="T1">Importe</text:span><text:span text:style-name="T1"><text:line-break/></text:span><text:span text:style-name="T1">IVA</text:span></text:p>
          <text:p text:style-name="P2"><text:span text:style-name="T1">Total</text:span></text:p>
          <text:p text:style-name="P2"><text:span text:style-name="T1">Forma_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75cm" svg:height="0.75cm" svg:x="6.25cm" svg:y="12.25cm">
          <text:p text:style-name="P4">Fact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25cm" svg:height="6.5cm" svg:x="15.1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75cm" svg:height="5cm" svg:x="15.4cm" svg:y="13.25cm">
          <text:p text:style-name="P2"><text:span text:style-name="T1">ID_DetalleFact</text:span></text:p>
          <text:p text:style-name="P2"><text:span text:style-name="T1">ID_Factura</text:span></text:p>
          <text:p text:style-name="P2"><text:span text:style-name="T1">ID_Articulo</text:span></text:p>
          <text:p text:style-name="P2"><text:span text:style-name="T1">Unidades</text:span></text:p>
          <text:p text:style-name="P2"><text:span text:style-name="T1">Dto</text:span></text:p>
          <text:p text:style-name="P2"><text:span text:style-name="T1">PrecioVe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75cm" svg:height="0.75cm" svg:x="15.4cm" svg:y="12.25cm">
          <text:p text:style-name="P4">DetalleFact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4.875cm" svg:y1="8.5cm" svg:x2="6.25cm" svg:y2="15.75cm" draw:start-shape="id1" draw:end-shape="id2" draw:end-glue-point="3" svg:d="M4875 8500v7250h1375" svg:viewBox="0 0 1376 7251">
          <text:p/>
        </draw:connector>
        <draw:frame draw:style-name="gr5" draw:text-style-name="P6" draw:layer="layout" svg:width="1.22cm" svg:height="1.68cm" draw:transform="rotate (-1.5707963267949) translate (6.18cm 15.83cm)">
          <draw:text-box>
            <text:p text:style-name="P5"><text:span text:style-name="T2">8</text:span></text:p>
          </draw:text-box>
        </draw:frame>
        <draw:frame draw:style-name="gr6" draw:text-style-name="P7" draw:layer="layout" svg:width="0.853cm" svg:height="0.962cm" svg:x="3.85cm" svg:y="8.788cm">
          <draw:text-box>
            <text:p>1</text:p>
          </draw:text-box>
        </draw:frame>
        <draw:connector draw:style-name="gr7" draw:text-style-name="P8" draw:layer="layout" svg:x1="12.125cm" svg:y1="8.5cm" svg:x2="11cm" svg:y2="15.75cm" draw:start-shape="id3" draw:start-glue-point="2" draw:end-shape="id2" draw:end-glue-point="1" svg:d="M12125 8500v7250h-1125" svg:viewBox="0 0 1126 7251">
          <text:p/>
        </draw:connector>
        <draw:frame draw:style-name="gr5" draw:text-style-name="P6" draw:layer="layout" svg:width="1.22cm" svg:height="1.68cm" draw:transform="rotate (-1.5707963267949) translate (12.5cm 15.93cm)">
          <draw:text-box>
            <text:p text:style-name="P5"><text:span text:style-name="T2">8</text:span></text:p>
          </draw:text-box>
        </draw:frame>
        <draw:frame draw:style-name="gr6" draw:text-style-name="P7" draw:layer="layout" svg:width="0.853cm" svg:height="0.962cm" svg:x="12.2cm" svg:y="8.75cm">
          <draw:text-box>
            <text:p>1</text:p>
          </draw:text-box>
        </draw:frame>
        <draw:connector draw:style-name="gr8" draw:text-style-name="P8" draw:layer="layout" svg:x1="8.625cm" svg:y1="18.25cm" svg:x2="15.4cm" svg:y2="15.75cm" draw:start-shape="id2" draw:start-glue-point="2" draw:end-shape="id4" draw:end-glue-point="3" svg:d="M8625 18250v502h4576v-3002h2199" svg:viewBox="0 0 6776 3003">
          <text:p/>
        </draw:connector>
        <draw:frame draw:style-name="gr5" draw:text-style-name="P6" draw:layer="layout" svg:width="1.22cm" svg:height="1.68cm" draw:transform="rotate (-1.5707963267949) translate (15.33cm 14.48cm)">
          <draw:text-box>
            <text:p text:style-name="P5"><text:span text:style-name="T2">8</text:span></text:p>
          </draw:text-box>
        </draw:frame>
        <draw:frame draw:style-name="gr6" draw:text-style-name="P7" draw:layer="layout" svg:width="0.853cm" svg:height="0.962cm" svg:x="8.397cm" svg:y="18.75cm">
          <draw:text-box>
            <text:p>1</text:p>
          </draw:text-box>
        </draw:frame>
        <draw:connector draw:style-name="gr9" draw:text-style-name="P8" draw:layer="layout" svg:x1="21.775cm" svg:y1="8.5cm" svg:x2="20.15cm" svg:y2="15.75cm" draw:start-shape="id5" draw:start-glue-point="2" draw:end-shape="id4" draw:end-glue-point="1" svg:d="M21775 8500v7250h-1625" svg:viewBox="0 0 1626 7251">
          <text:p/>
        </draw:connector>
        <draw:frame draw:style-name="gr5" draw:text-style-name="P6" draw:layer="layout" svg:width="1.22cm" svg:height="1.68cm" draw:transform="rotate (-1.5707963267949) translate (21.65cm 16cm)">
          <draw:text-box>
            <text:p text:style-name="P5"><text:span text:style-name="T2">8</text:span></text:p>
          </draw:text-box>
        </draw:frame>
        <draw:frame draw:style-name="gr6" draw:text-style-name="P7" draw:layer="layout" svg:width="0.853cm" svg:height="0.962cm" svg:x="21.95cm" svg:y="8.63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40" svg:d="M0 40l10-40 10 4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5T23:49:06.881000000</meta:creation-date>
    <dc:date>2021-10-16T00:14:17.964000000</dc:date>
    <meta:editing-duration>PT25M11S</meta:editing-duration>
    <meta:editing-cycles>1</meta:editing-cycles>
    <meta:document-statistic meta:object-count="27"/>
    <meta:generator>LibreOffice/7.1.4.2$Windows_X86_64 LibreOffice_project/a529a4fab45b75fefc5b6226684193eb000654f6</meta:generator>
  </office:meta>
</office:document-meta>
</file>